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4207<text:s/></text:span><text:span text:style-name="T2_3">EDIT</text:span></text:p>
      <text:p text:style-name="P3"><text:span text:style-name="T3_1">Date</text:span><text:span text:style-name="T3_2">:<text:s/>2011-05-10</text:span></text:p>
      <text:p text:style-name="P4"><text:span text:style-name="T4_1">Time</text:span><text:span text:style-name="T4_2">:<text:s/>10:30<text:s/>-<text:s/>11:30</text:span></text:p>
      <text:p text:style-name="P5"><text:span text:style-name="T5_1">Facilitator</text:span><text:span text:style-name="T5_2">:<text:s/></text:span><text:span text:style-name="T5_3">Fredrik</text:span><text:span text:style-name="T5_4"><text:s/></text:span><text:span text:style-name="T5_5">T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Discuss</text:span><text:span text:style-name="T8_2"><text:s/></text:span><text:span text:style-name="T8_3">current</text:span><text:span text:style-name="T8_4"><text:s/></text:span><text:span text:style-name="T8_5">state</text:span><text:span text:style-name="T8_6"><text:s/></text:span><text:span text:style-name="T8_7">of</text:span><text:span text:style-name="T8_8"><text:s/></text:span><text:span text:style-name="T8_9">software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Practically</text:span><text:span text:style-name="T10_2"><text:s/></text:span><text:span text:style-name="T10_3">done</text:span></text:p>
            </text:list-item>
          </text:list>
        </text:list-item>
        <text:list-item>
          <text:p text:style-name="P11"><text:span text:style-name="T11_1">Discussion</text:span><text:span text:style-name="T11_2"><text:s/></text:span><text:span text:style-name="T11_3">items</text:span></text:p>
          <text:list>
            <text:list-item>
              <text:p text:style-name="P12"><text:span text:style-name="T12_1">Planning</text:span><text:span text:style-name="T12_2"><text:s/></text:span><text:span text:style-name="T12_3">for</text:span><text:span text:style-name="T12_4"><text:s/></text:span><text:span text:style-name="T12_5">the</text:span><text:span text:style-name="T12_6"><text:s/></text:span><text:span text:style-name="T12_7">upcoming</text:span><text:span text:style-name="T12_8"><text:s/>‘</text:span><text:span text:style-name="T12_9">work</text:span><text:span text:style-name="T12_10"><text:s/></text:span><text:span text:style-name="T12_11">week</text:span><text:span text:style-name="T12_12">’</text:span></text:p>
            </text:list-item>
          </text:list>
        </text:list-item>
        <text:list-item>
          <text:p text:style-name="P13"><text:span text:style-name="T13_1">Outcomes</text:span><text:span text:style-name="T13_2"><text:s/></text:span><text:span text:style-name="T13_3">and</text:span><text:span text:style-name="T13_4"><text:s/></text:span><text:span text:style-name="T13_5">assignments</text:span></text:p>
          <text:list>
            <text:list-item>
              <text:p text:style-name="P14"><text:span text:style-name="T14_1">Until</text:span><text:span text:style-name="T14_2"><text:s/></text:span><text:span text:style-name="T14_3">thursday</text:span><text:span text:style-name="T14_4">:</text:span></text:p>
              <text:list>
                <text:list-item>
                  <text:p text:style-name="P15"><text:span text:style-name="T15_1">setPreview</text:span><text:span text:style-name="T15_2"><text:s/></text:span><text:span text:style-name="T15_3">on</text:span><text:span text:style-name="T15_4"><text:s/></text:span><text:span text:style-name="T15_5">thumbnails</text:span><text:span text:style-name="T15_6"><text:s/></text:span><text:span text:style-name="T15_7">is</text:span><text:span text:style-name="T15_8"><text:s/></text:span><text:span text:style-name="T15_9">weird</text:span><text:span text:style-name="T15_10"><text:s/></text:span><text:span text:style-name="T15_11">when</text:span><text:span text:style-name="T15_12"><text:s/></text:span><text:span text:style-name="T15_13">setting</text:span><text:span text:style-name="T15_14"><text:s/></text:span><text:span text:style-name="T15_15">last</text:span><text:span text:style-name="T15_16"><text:s/></text:span><text:span text:style-name="T15_17">image</text:span><text:span text:style-name="T15_18"><text:s/></text:span><text:span text:style-name="T15_19">as</text:span><text:span text:style-name="T15_20"><text:s/></text:span><text:span text:style-name="T15_21">preview</text:span><text:span text:style-name="T15_22"><text:s/>(</text:span><text:span text:style-name="T15_23">Johannes</text:span><text:span text:style-name="T15_24">)</text:span></text:p>
                </text:list-item>
                <text:list-item>
                  <text:p text:style-name="P16"><text:span text:style-name="T16_1">addfilterpanel</text:span><text:span text:style-name="T16_2">.</text:span><text:span text:style-name="T16_3">properties</text:span><text:span text:style-name="T16_4">,<text:s/></text:span><text:span text:style-name="T16_5">Filternamn</text:span><text:span text:style-name="T16_6"><text:s/></text:span><text:span text:style-name="T16_7">should</text:span><text:span text:style-name="T16_8"><text:s/></text:span><text:span text:style-name="T16_9">be</text:span><text:span text:style-name="T16_10"><text:s/></text:span><text:span text:style-name="T16_11">null</text:span><text:span text:style-name="T16_12"><text:s/>(</text:span><text:span text:style-name="T16_13">Fredrik</text:span><text:span text:style-name="T16_14"><text:s/></text:span><text:span text:style-name="T16_15">T</text:span><text:span text:style-name="T16_16">)</text:span></text:p>
                </text:list-item>
                <text:list-item>
                  <text:p text:style-name="P17"><text:span text:style-name="T17_1">Maybe</text:span><text:span text:style-name="T17_2"><text:s/></text:span><text:span text:style-name="T17_3">remove</text:span><text:span text:style-name="T17_4"><text:s/></text:span><text:span text:style-name="T17_5">borders</text:span><text:span text:style-name="T17_6"><text:s/></text:span><text:span text:style-name="T17_7">on</text:span><text:span text:style-name="T17_8"><text:s/></text:span><text:span text:style-name="T17_9">preview</text:span><text:span text:style-name="T17_10"><text:s/></text:span><text:span text:style-name="T17_11">panels</text:span><text:span text:style-name="T17_12"><text:s/>(</text:span><text:span text:style-name="T17_13">Fredrik</text:span><text:span text:style-name="T17_14"><text:s/></text:span><text:span text:style-name="T17_15">T</text:span><text:span text:style-name="T17_16">)</text:span></text:p>
                </text:list-item>
                <text:list-item>
                  <text:p text:style-name="P18"><text:span text:style-name="T18_1">Text</text:span><text:span text:style-name="T18_2"><text:s/></text:span><text:span text:style-name="T18_3">in</text:span><text:span text:style-name="T18_4"><text:s/></text:span><text:span text:style-name="T18_5">ApplyViewPanel</text:span><text:span text:style-name="T18_6"><text:s/>(</text:span><text:span text:style-name="T18_7">Fredrik</text:span><text:span text:style-name="T18_8"><text:s/></text:span><text:span text:style-name="T18_9">T</text:span><text:span text:style-name="T18_10">)</text:span></text:p>
                </text:list-item>
                <text:list-item>
                  <text:p text:style-name="P19"><text:span text:style-name="T19_1">Naming</text:span><text:span text:style-name="T19_2"><text:s/></text:span><text:span text:style-name="T19_3">and</text:span><text:span text:style-name="T19_4"><text:s/></text:span><text:span text:style-name="T19_5">look</text:span><text:span text:style-name="T19_6"><text:s/></text:span><text:span text:style-name="T19_7">conventions</text:span><text:span text:style-name="T19_8"><text:s/></text:span><text:span text:style-name="T19_9">for</text:span><text:span text:style-name="T19_10"><text:s/></text:span><text:span text:style-name="T19_11">filters</text:span><text:span text:style-name="T19_12"><text:s/>(</text:span><text:span text:style-name="T19_13">incl</text:span><text:span text:style-name="T19_14">.<text:s/></text:span><text:span text:style-name="T19_15">preferred</text:span><text:span text:style-name="T19_16"><text:s/></text:span><text:span text:style-name="T19_17">size</text:span><text:span text:style-name="T19_18">)<text:s/>(</text:span><text:span text:style-name="T19_19">Magnus</text:span><text:span text:style-name="T19_20">)</text:span></text:p>
                </text:list-item>
                <text:list-item>
                  <text:p text:style-name="P20"><text:span text:style-name="T20_1">Abort</text:span><text:span text:style-name="T20_2"><text:s/></text:span><text:span text:style-name="T20_3">operation</text:span><text:span text:style-name="T20_4"><text:s/></text:span><text:span text:style-name="T20_5">fail</text:span><text:span text:style-name="T20_6"><text:s/>(</text:span><text:span text:style-name="T20_7">Fredrik</text:span><text:span text:style-name="T20_8"><text:s/></text:span><text:span text:style-name="T20_9">H</text:span><text:span text:style-name="T20_10">)</text:span></text:p>
                </text:list-item>
                <text:list-item>
                  <text:p text:style-name="P21"><text:span text:style-name="T21_1">Fix</text:span><text:span text:style-name="T21_2"><text:s/></text:span><text:span text:style-name="T21_3">preset</text:span><text:span text:style-name="T21_4"><text:s/>(</text:span><text:span text:style-name="T21_5">Magnus</text:span><text:span text:style-name="T21_6">)</text:span></text:p>
                </text:list-item>
              </text:list>
            </text:list-item>
            <text:list-item>
              <text:p text:style-name="P22"><text:span text:style-name="T22_1">Until</text:span><text:span text:style-name="T22_2"><text:s/></text:span><text:span text:style-name="T22_3">tuesday</text:span><text:span text:style-name="T22_4"><text:s/></text:span><text:span text:style-name="T22_5">next</text:span><text:span text:style-name="T22_6"><text:s/></text:span><text:span text:style-name="T22_7">week</text:span><text:span text:style-name="T22_8">:</text:span></text:p>
              <text:list>
                <text:list-item>
                  <text:p text:style-name="P23"><text:span text:style-name="T23_1">Unit</text:span><text:span text:style-name="T23_2"><text:s/></text:span><text:span text:style-name="T23_3">testing</text:span><text:span text:style-name="T23_4"><text:s/></text:span><text:span text:style-name="T23_5">for</text:span><text:span text:style-name="T23_6"><text:s/></text:span><text:span text:style-name="T23_7">whole</text:span><text:span text:style-name="T23_8"><text:s/></text:span><text:span text:style-name="T23_9">Ctrl</text:span><text:span text:style-name="T23_10"><text:s/></text:span><text:span text:style-name="T23_11">package</text:span></text:p>
                </text:list-item>
                <text:list-item>
                  <text:p text:style-name="P24"><text:span text:style-name="T24_1">Finishing</text:span><text:span text:style-name="T24_2"><text:s/></text:span><text:span text:style-name="T24_3">documentation</text:span><text:span text:style-name="T24_4">,<text:s/></text:span><text:span text:style-name="T24_5">i</text:span><text:span text:style-name="T24_6">.</text:span><text:span text:style-name="T24_7">e</text:span><text:span text:style-name="T24_8">.<text:s/></text:span><text:span text:style-name="T24_9">RAD</text:span><text:span text:style-name="T24_10">,<text:s/></text:span><text:span text:style-name="T24_11">SDD</text:span><text:span text:style-name="T24_12">,<text:s/></text:span><text:span text:style-name="T24_13">possible</text:span><text:span text:style-name="T24_14"><text:s/></text:span><text:span text:style-name="T24_15">install</text:span><text:span text:style-name="T24_16"><text:s/></text:span><text:span text:style-name="T24_17">guide</text:span><text:span text:style-name="T24_18"><text:s/></text:span><text:span text:style-name="T24_19">and</text:span><text:span text:style-name="T24_20"><text:s/></text:span><text:span text:style-name="T24_21">plugin</text:span><text:span text:style-name="T24_22"><text:s/></text:span><text:span text:style-name="T24_23">coding</text:span><text:span text:style-name="T24_24"><text:s/></text:span><text:span text:style-name="T24_25">guide</text:span><text:span text:style-name="T24_26">.</text:span></text:p>
                </text:list-item>
                <text:list-item>
                  <text:p text:style-name="P25"><text:span text:style-name="T25_1">Structuring</text:span><text:span text:style-name="T25_2"><text:s/></text:span><text:span text:style-name="T25_3">code</text:span><text:span text:style-name="T25_4">,<text:s/></text:span><text:span text:style-name="T25_5">design</text:span><text:span text:style-name="T25_6"><text:s/></text:span><text:span text:style-name="T25_7">patterns</text:span><text:span text:style-name="T25_8">?</text:span></text:p>
                </text:list-item>
                <text:list-item>
                  <text:p text:style-name="P26"><text:span text:style-name="T26_1">Commenting</text:span><text:span text:style-name="T26_2"><text:s/></text:span><text:span text:style-name="T26_3">code</text:span></text:p>
                </text:list-item>
              </text:list>
            </text:list-item>
          </text:list>
        </text:list-item>
        <text:list-item>
          <text:p text:style-name="P27"><text:span text:style-name="T27_1">Wrap</text:span><text:span text:style-name="T27_2"><text:s/></text:span><text:span text:style-name="T27_3">up</text:span></text:p>
          <text:list>
            <text:list-item>
              <text:p text:style-name="P28"><text:span text:style-name="T28_1">Next</text:span><text:span text:style-name="T28_2"><text:s/></text:span><text:span text:style-name="T28_3">meeting</text:span><text:span text:style-name="T28_4">:<text:s/></text:span><text:span text:style-name="T28_5">Thursday</text:span><text:span text:style-name="T28_6"><text:s/>2011-05-12<text:s/>11:00-12:00</text:span></text:p>
            </text:list-item>
          </text:list>
          <text:list text:style-name="LS2" xml:id="list22">
            <text:list-item>
              <text:list>
                <text:list-item>
                  <text:p text:style-name="P29"><text:span text:style-name="T29_1">Review</text:span><text:span text:style-name="T29_2"><text:s/></text:span><text:span text:style-name="T29_3">SDD</text:span><text:span text:style-name="T29_4"><text:s/></text:span><text:span text:style-name="T29_5">and</text:span><text:span text:style-name="T29_6"><text:s/></text:span><text:span text:style-name="T29_7">RAD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